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3ceccd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1dada" officeooo:paragraph-rsid="0031dad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1dada" officeooo:paragraph-rsid="00388344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d13a3" officeooo:paragraph-rsid="003d13a3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e830" officeooo:paragraph-rsid="003fe830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15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3ceccd" style:font-size-asian="10pt" style:font-size-complex="10pt"/>
    </style:style>
    <style:style style:name="P18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205bf2" officeooo:paragraph-rsid="00205bf2" style:font-size-asian="10pt" style:font-size-complex="10pt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fo:font-weight="normal" officeooo:rsid="003ceccd" officeooo:paragraph-rsid="0041ecba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88344" officeooo:paragraph-rsid="00388344" style:font-size-asian="10pt" style:font-size-complex="10pt"/>
    </style:style>
    <style:style style:name="P21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1ec4c" officeooo:paragraph-rsid="0031ec4c" style:font-size-asian="10pt" style:font-size-complex="10pt"/>
    </style:style>
    <style:style style:name="P22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68718" officeooo:paragraph-rsid="00368718" style:font-size-asian="10pt" style:font-size-complex="10pt"/>
    </style:style>
    <style:style style:name="P23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775f0" officeooo:paragraph-rsid="003775f0" style:font-size-asian="10pt" style:font-size-complex="10pt"/>
    </style:style>
    <style:style style:name="P24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70c96" officeooo:paragraph-rsid="00470c96" style:font-size-asian="10pt" style:font-size-complex="10pt"/>
    </style:style>
    <style:style style:name="P25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edabe" officeooo:paragraph-rsid="003f8fd0" style:font-size-asian="10pt" style:font-size-complex="10pt"/>
    </style:style>
    <style:style style:name="P2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4663f6" style:font-size-asian="10pt" style:font-size-complex="10pt"/>
    </style:style>
    <style:style style:name="P2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3f8fd0" style:font-size-asian="10pt" style:font-size-complex="10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663f6" officeooo:paragraph-rsid="004663f6" style:font-size-asian="10pt" style:font-size-complex="10pt"/>
    </style:style>
    <style:style style:name="P29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30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31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8fa51" officeooo:paragraph-rsid="003ceccd" style:font-size-asian="10pt" style:font-size-complex="10pt"/>
    </style:style>
    <style:style style:name="P32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a55a5" officeooo:paragraph-rsid="003ceccd" style:font-size-asian="10pt" style:font-size-complex="10pt"/>
    </style:style>
    <style:style style:name="P33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bb780" officeooo:paragraph-rsid="004bb780" style:font-size-asian="10pt" style:font-size-complex="10pt"/>
    </style:style>
    <style:style style:name="P34" style:family="paragraph" style:parent-style-name="Standard" style:list-style-name="L8">
      <loext:graphic-properties draw:fill-gradient-name="gradient" draw:fill-hatch-name="hatch"/>
      <style:text-properties fo:color="#000000" loext:opacity="100%" fo:font-size="10pt" fo:language="en" fo:country="US" fo:font-weight="normal" officeooo:rsid="004bb780" officeooo:paragraph-rsid="004bb780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fo:font-weight="bold" officeooo:rsid="003ceccd" officeooo:paragraph-rsid="003ceccd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4bb780" style:font-size-asian="11pt" style:font-size-complex="11pt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e830" officeooo:paragraph-rsid="004bb780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3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4bb780" officeooo:paragraph-rsid="004bb78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fo:font-weight="normal" officeooo:rsid="004bb780" style:font-weight-asian="normal" style:font-weight-complex="normal"/>
    </style:style>
    <style:style style:name="T13" style:family="text">
      <style:text-properties officeooo:rsid="003f8fd0"/>
    </style:style>
    <style:style style:name="T14" style:family="text">
      <style:text-properties officeooo:rsid="003fe830"/>
    </style:style>
    <style:style style:name="T15" style:family="text">
      <style:text-properties officeooo:rsid="00405f5b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451eb8"/>
    </style:style>
    <style:style style:name="T18" style:family="text">
      <style:text-properties fo:color="#000000" loext:opacity="100%" officeooo:rsid="00455cec"/>
    </style:style>
    <style:style style:name="T19" style:family="text">
      <style:text-properties fo:color="#000000" loext:opacity="100%" officeooo:rsid="00470c96"/>
    </style:style>
    <style:style style:name="T20" style:family="text">
      <style:text-properties officeooo:rsid="004bb78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von Gardner</text:p>
      <text:p text:style-name="P1"><text:a xlink:type="simple" xlink:href="https://github.com/devon-g/" text:style-name="Internet_20_link" text:visited-style-name="Visited_20_Internet_20_Link"><text:span text:style-name="T16">github/</text:span><text:span text:style-name="T17">devon-g</text:span></text:a><text:span text:style-name="T16"> | d</text:span><text:span text:style-name="T18">gardner365@gmail.com</text:span><text:span text:style-name="T16"> | (941) 358-1887 </text:span><text:span text:style-name="T19">| </text:span><text:a xlink:type="simple" xlink:href="https://www.linkedin.com/in/devon-gardner/" text:style-name="Internet_20_link" text:visited-style-name="Visited_20_Internet_20_Link"><text:span text:style-name="T16">linkedin/devon-gardner</text:span></text:a></text:p>
      <text:p text:style-name="P2"/>
      <text:p text:style-name="P12">EDUCATION</text:p>
      <text:p text:style-name="P14">Bachelor of Arts in Computer Science<text:tab/>May 2023</text:p>
      <text:p text:style-name="P16">New College of Florida - Sarasota, FL</text:p>
      <text:p text:style-name="P16">Honors Thesis: Comparative Analysis of Robotic Arm Control Architectures</text:p>
      <text:p text:style-name="P18"/>
      <text:p text:style-name="P15">Associate of Arts<text:tab/>August 2020</text:p>
      <text:p text:style-name="P16">State College of Florida - Bradenton, FL</text:p>
      <text:p text:style-name="P3"/>
      <text:p text:style-name="P4"><text:span text:style-name="T2">RELATED COURSES &amp; </text:span><text:span text:style-name="T1">SKILLS</text:span></text:p>
      <text:p text:style-name="P19">Robot Kinematics; Embedded Systems; Computer Architecture; Software Engineering; Machine Learning for Visual Thinkers; Object-Oriented Programming and Design</text:p>
      <text:p text:style-name="P17"><text:span text:style-name="T9">Skills </text:span><text:span text:style-name="T12">&amp; Technologies</text:span><text:span text:style-name="T9">: </text:span><text:span text:style-name="T8">C++, Python, Java, Javascript </text:span><text:span text:style-name="T12">(React)</text:span><text:span text:style-name="T8">, Embedded Systems, Linux OS, Git</text:span><text:span text:style-name="T10">H</text:span><text:span text:style-name="T8">ub, </text:span><text:span text:style-name="T11">ROS</text:span></text:p>
      <text:p text:style-name="P3"/>
      <text:p text:style-name="P3"><text:span text:style-name="T2">SOFTWARE </text:span><text:span text:style-name="T1">EXPERIENCE</text:span></text:p>
      <text:p text:style-name="P5"><text:span text:style-name="T5">Research Assistant</text:span><text:tab/><text:span text:style-name="T3">May</text:span> 2021 – August 2021</text:p>
      <text:p text:style-name="P6">University of South Carolina Center for Computational Robotics - Columbia, SC</text:p>
      <text:list text:style-name="L1">
        <text:list-item>
          <text:p text:style-name="P20">Collaborated with team of graduate researchers on marine robot computer vision research project</text:p>
        </text:list-item>
        <text:list-item>
          <text:p text:style-name="P21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2">Trained YOLOv5s <text:span text:style-name="T7">object detection </text:span>model on training data resulting in mean average precision of 0.85, which allowed model to be used <text:span text:style-name="T13">as</text:span> part of larger <text:span text:style-name="T5">research project</text:span></text:p>
        </text:list-item>
        <text:list-item>
          <text:p text:style-name="P23">Wrote research paper and created conference poster to convey process and findings at multiple symposiums <text:span text:style-name="T7">attended by researchers, graduate students, and professors</text:span></text:p>
        </text:list-item>
        <text:list-item>
          <text:p text:style-name="P24">Attended Robotics: Science and Systems 2021 conference</text:p>
        </text:list-item>
      </text:list>
      <text:p text:style-name="P8"/>
      <text:p text:style-name="P9">WidowX 200 Robot Arm Control<text:tab/><text:span text:style-name="T20">Spring 2021 - </text:span>Present</text:p>
      <text:list text:style-name="L2">
        <text:list-item>
          <text:p text:style-name="P25">Created helper library for DynamixelSDK to simplify usage of Dynamixel <text:span text:style-name="T13">motor</text:span> serial communication</text:p>
        </text:list-item>
        <text:list-item>
          <text:p text:style-name="P25">Applied linear regression to recorded robot arm joint angles over time to produce <text:span text:style-name="T15">G</text:span>aussian mixture model <text:span text:style-name="T13">based motion primitives for preforming actions without human control</text:span></text:p>
        </text:list-item>
        <text:list-item>
          <text:p text:style-name="P26">Evaluated <text:span text:style-name="T14">performance of various motion primitives</text:span> through root mean square error <text:span text:style-name="T14">metric</text:span></text:p>
        </text:list-item>
        <text:list-item>
          <text:p text:style-name="P27">Computed three dimensional coordinates of end effector using Denavit-Hartenberg based forward kinematics</text:p>
        </text:list-item>
        <text:list-item>
          <text:p text:style-name="P28">Implemented Jacobian based inverse kinematics for converting three dimensional coordinates to joint angles while accounting for singularities</text:p>
        </text:list-item>
      </text:list>
      <text:p text:style-name="P10"/>
      <text:p text:style-name="P36">Red Tide Dashboard</text:p>
      <text:list xml:id="list3265248579" text:style-name="L7">
        <text:list-item>
          <text:p text:style-name="P33">Designed and implemented a full-stack web application to allow users to keep track of recent red tide activity on Twitter, YouTube, and Spotify using React, AWS, and MongoDB</text:p>
        </text:list-item>
        <text:list-item>
          <text:p text:style-name="P33"/>
        </text:list-item>
      </text:list>
      <text:p text:style-name="P30"/>
      <text:p text:style-name="P11">Machine Learning for Visual Thinkers Course<text:tab/>Fall 2020</text:p>
      <text:list text:style-name="L5">
        <text:list-item>
          <text:p text:style-name="P29">Implemented linear regression, principle component analysis, k-means clustering, k-nearest neighbors classification and naive bayes classification algorithms from the ground up</text:p>
        </text:list-item>
        <text:list-item>
          <text:p text:style-name="P29">Preprocessed raw data for analysis through aforementioned algorithms</text:p>
        </text:list-item>
        <text:list-item>
          <text:p text:style-name="P29">Wrote reports analyzing the results of these algorithms applied to various real world datasets</text:p>
        </text:list-item>
      </text:list>
      <text:p text:style-name="P10"/>
      <text:p text:style-name="P38">ADDITIONAL EXPERIENCE</text:p>
      <text:p text:style-name="P37"><text:span text:style-name="T12">Teaching Assistant – Computer Systems, Architecture, and Digital Hardware</text:span><text:tab/>Fall 202<text:span text:style-name="T20">2</text:span></text:p>
      <text:p text:style-name="P39">New College of Florida – Sarasota, FL</text:p>
      <text:list text:style-name="L8">
        <text:list-item>
          <text:p text:style-name="P34">Supports the professor by grading and holding office hours to share thorough understanding of course material</text:p>
        </text:list-item>
      </text:list>
      <text:p text:style-name="P35"/>
      <text:p text:style-name="P7">Supplemental Instruction Specialist<text:tab/>October 2019 - Present</text:p>
      <text:p text:style-name="P7">State College of Florida Academic Success Center - Bradenton, FL</text:p>
      <text:list text:style-name="L6">
        <text:list-item>
          <text:p text:style-name="P31">Tutor college level students in Calculus 2 level math and below, Physics with Calculus, and Introductory and General Chemistry</text:p>
        </text:list-item>
        <text:list-item>
          <text:p text:style-name="P32">Assist computer science students with programming concepts, structure, and syntax of Python and Java</text:p>
        </text:list-item>
        <text:list-item>
          <text:p text:style-name="P32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9-08T17:46:41.425658937</dc:date>
    <meta:editing-duration>PT5H42M25S</meta:editing-duration>
    <meta:editing-cycles>17</meta:editing-cycles>
    <meta:generator>LibreOffice/7.4.0.3$Linux_X86_64 LibreOffice_project/40$Build-3</meta:generator>
    <meta:document-statistic meta:table-count="0" meta:image-count="0" meta:object-count="0" meta:page-count="1" meta:paragraph-count="41" meta:word-count="473" meta:character-count="3291" meta:non-whitespace-character-count="2874"/>
  </office:meta>
</office:document-meta>
</file>